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77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4.662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4.606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4.745cm"/>
    </style:style>
    <style:style style:name="co18" style:family="table-column">
      <style:table-column-properties fo:break-before="auto" style:column-width="3.274cm"/>
    </style:style>
    <style:style style:name="co19" style:family="table-column">
      <style:table-column-properties fo:break-before="auto" style:column-width="4.494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5.909cm"/>
    </style:style>
    <style:style style:name="co22" style:family="table-column">
      <style:table-column-properties fo:break-before="auto" style:column-width="5.937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2.381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3.662cm"/>
    </style:style>
    <style:style style:name="co31" style:family="table-column">
      <style:table-column-properties fo:break-before="auto" style:column-width="3.551cm"/>
    </style:style>
    <style:style style:name="co32" style:family="table-column">
      <style:table-column-properties fo:break-before="auto" style:column-width="3.023cm"/>
    </style:style>
    <style:style style:name="co33" style:family="table-column">
      <style:table-column-properties fo:break-before="auto" style:column-width="1.64cm"/>
    </style:style>
    <style:style style:name="co34" style:family="table-column">
      <style:table-column-properties fo:break-before="auto" style:column-width="3.651cm"/>
    </style:style>
    <style:style style:name="co35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2.441cm"/>
    </style:style>
    <style:style style:name="co37" style:family="table-column">
      <style:table-column-properties fo:break-before="auto" style:column-width="2.053cm"/>
    </style:style>
    <style:style style:name="co38" style:family="table-column">
      <style:table-column-properties fo:break-before="auto" style:column-width="3.385cm"/>
    </style:style>
    <style:style style:name="co39" style:family="table-column">
      <style:table-column-properties fo:break-before="auto" style:column-width="1.032cm"/>
    </style:style>
    <style:style style:name="co40" style:family="table-column">
      <style:table-column-properties fo:break-before="auto" style:column-width="2.746cm"/>
    </style:style>
    <style:style style:name="co41" style:family="table-column">
      <style:table-column-properties fo:break-before="auto" style:column-width="2.302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3-31">
            <text:p>Tuesday, March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6-30">
            <text:p>Tuesday, June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7-31">
            <text:p>Friday, July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33">
            <text:p>30 April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</text:span><text:span text:style-name="T1">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3-31">
            <text:p>Tuesday, March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6-30">
            <text:p>Tuesday, June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7-31">
            <text:p>Friday, July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33">
            <text:p>30 April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</text:span><text:span text:style-name="T1">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3-31">
            <text:p>Tuesday, March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6-30">
            <text:p>Tuesday, June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7-31">
            <text:p>Friday, July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33">
            <text:p>30 April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</text:span><text:span text:style-name="T1">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3-31">
            <text:p>Tuesday, March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6-30">
            <text:p>Tuesday, June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7-31">
            <text:p>Friday, July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33">
            <text:p>30 April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</text:span><text:span text:style-name="T1">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8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9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3-31">
            <text:p>Tuesday, March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6-30">
            <text:p>Tuesday, June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7-31">
            <text:p>Friday, July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33">
            <text:p>30 April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</text:span><text:span text:style-name="T1">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20" table:default-cell-style-name="ce71"/>
        <table:table-column table:style-name="co21" table:default-cell-style-name="ce77"/>
        <table:table-column table:style-name="co22" table:default-cell-style-name="ce77"/>
        <table:table-column table:style-name="co23" table:number-columns-repeated="8" table:default-cell-style-name="ce84"/>
        <table:table-column table:style-name="co24" table:default-cell-style-name="ce71"/>
        <table:table-column table:style-name="co10" table:default-cell-style-name="ce96"/>
        <table:table-column table:style-name="co24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4]" office:value-type="date" office:date-value="2009-01-31">
            <text:p>Saturday, January 31, 2009</text:p>
          </table:table-cell>
          <table:table-cell table:style-name="ce75" table:formula="of:=[.B5]" office:value-type="date" office:date-value="2009-02-28">
            <text:p>Saturday, February 28, 2009</text:p>
          </table:table-cell>
          <table:table-cell table:style-name="ce82" table:formula="of:=[$S0109.$H$1]" office:value-type="float" office:value="0">
            <text:p>0.00 </text:p>
          </table:table-cell>
          <table:table-cell table:style-name="ce86"/>
          <table:table-cell table:style-name="ce86" table:formula="of:=[$S0109.$G$1]" office:value-type="float" office:value="0">
            <text:p>0.00 </text:p>
          </table:table-cell>
          <table:table-cell table:style-name="ce86"/>
          <table:table-cell table:style-name="ce86" table:formula="of:=[$P0109.$H$1]" office:value-type="float" office:value="0">
            <text:p>0.00 </text:p>
          </table:table-cell>
          <table:table-cell table:style-name="ce86"/>
          <table:table-cell table:style-name="ce86" table:formula="of:=[$P0109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0/GB%20Accounts%20Company%202010-02-28%20(Feb10)%20OpenOffice/Sales.ods'#$Mar09.$G$4]&gt;0;['file:///C:/Users/Antony/diy/GB%20Accounts/GB%20Accounts%202010/GB%20Accounts%20Company%202010-02-28%20(Feb10)%20OpenOffice/Sales.ods'#$Mar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6]" office:value-type="date" office:date-value="2009-02-28">
            <text:p>Saturday, February 28, 2009</text:p>
          </table:table-cell>
          <table:table-cell table:style-name="ce75" table:formula="of:=[.B6]" office:value-type="date" office:date-value="2009-03-31">
            <text:p>Tuesday, March 31, 2009</text:p>
          </table:table-cell>
          <table:table-cell table:style-name="ce82" table:formula="of:=[$S0209.$H$1]" office:value-type="float" office:value="0">
            <text:p>0.00 </text:p>
          </table:table-cell>
          <table:table-cell table:style-name="ce86"/>
          <table:table-cell table:style-name="ce86" table:formula="of:=[$S0209.$G$1]" office:value-type="float" office:value="0">
            <text:p>0.00 </text:p>
          </table:table-cell>
          <table:table-cell table:style-name="ce86"/>
          <table:table-cell table:style-name="ce86" table:formula="of:=[$P0209.$H$1]" office:value-type="float" office:value="0">
            <text:p>0.00 </text:p>
          </table:table-cell>
          <table:table-cell table:style-name="ce86"/>
          <table:table-cell table:style-name="ce86" table:formula="of:=[$P0209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0/GB%20Accounts%20Company%202010-02-28%20(Feb10)%20OpenOffice/Sales.ods'#$Mar09.$G$4]&gt;0;['file:///C:/Users/Antony/diy/GB%20Accounts/GB%20Accounts%202010/GB%20Accounts%20Company%202010-02-28%20(Feb10)%20OpenOffice/Sales.ods'#$Mar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8]" office:value-type="date" office:date-value="2009-03-31">
            <text:p>Tuesday, March 31, 2009</text:p>
          </table:table-cell>
          <table:table-cell table:style-name="ce75" table:formula="of:=[.B7]" office:value-type="date" office:date-value="2009-04-30">
            <text:p>Thursday, April 30, 2009</text:p>
          </table:table-cell>
          <table:table-cell table:style-name="ce82" table:formula="of:=['file:///C:/Users/Antony/diy/GB%20Accounts/GB%20Accounts%202010/GB%20Accounts%20Company%202010-02-28%20(Feb10)%20OpenOffice/Sales.ods'#$Mar09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Mar09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Mar09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Mar09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Mar09.$G$4]&gt;0;['file:///C:/Users/Antony/diy/GB%20Accounts/GB%20Accounts%202010/GB%20Accounts%20Company%202010-02-28%20(Feb10)%20OpenOffice/Sales.ods'#$Mar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10]" office:value-type="date" office:date-value="2009-04-30">
            <text:p>Thursday, April 30, 2009</text:p>
          </table:table-cell>
          <table:table-cell table:style-name="ce75" table:formula="of:=[.B8]" office:value-type="date" office:date-value="2009-05-31">
            <text:p>Sunday, May 31, 2009</text:p>
          </table:table-cell>
          <table:table-cell table:style-name="ce82" table:formula="of:=['file:///C:/Users/Antony/diy/GB%20Accounts/GB%20Accounts%202010/GB%20Accounts%20Company%202010-02-28%20(Feb10)%20OpenOffice/Sales.ods'#$Apr09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Apr09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Apr09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Apr09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Apr09.$G$4]&gt;0;['file:///C:/Users/Antony/diy/GB%20Accounts/GB%20Accounts%202010/GB%20Accounts%20Company%202010-02-28%20(Feb10)%20OpenOffice/Sales.ods'#$Apr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12]" office:value-type="date" office:date-value="2009-05-31">
            <text:p>Sunday, May 31, 2009</text:p>
          </table:table-cell>
          <table:table-cell table:style-name="ce75" table:formula="of:=[.B9]" office:value-type="date" office:date-value="2009-06-30">
            <text:p>Tuesday, June 30, 2009</text:p>
          </table:table-cell>
          <table:table-cell table:style-name="ce82" table:formula="of:=['file:///C:/Users/Antony/diy/GB%20Accounts/GB%20Accounts%202010/GB%20Accounts%20Company%202010-02-28%20(Feb10)%20OpenOffice/Sales.ods'#$May09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May09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May09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May09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May09.$G$4]&gt;0;['file:///C:/Users/Antony/diy/GB%20Accounts/GB%20Accounts%202010/GB%20Accounts%20Company%202010-02-28%20(Feb10)%20OpenOffice/Sales.ods'#$May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14]" office:value-type="date" office:date-value="2009-06-30">
            <text:p>Tuesday, June 30, 2009</text:p>
          </table:table-cell>
          <table:table-cell table:style-name="ce75" table:formula="of:=[.B10]" office:value-type="date" office:date-value="2009-07-31">
            <text:p>Friday, July 31, 2009</text:p>
          </table:table-cell>
          <table:table-cell table:style-name="ce82" table:formula="of:=['file:///C:/Users/Antony/diy/GB%20Accounts/GB%20Accounts%202010/GB%20Accounts%20Company%202010-02-28%20(Feb10)%20OpenOffice/Sales.ods'#$Jun09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Jun09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Jun09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Jun09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Jun09.$G$4]&gt;0;['file:///C:/Users/Antony/diy/GB%20Accounts/GB%20Accounts%202010/GB%20Accounts%20Company%202010-02-28%20(Feb10)%20OpenOffice/Sales.ods'#$Jun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16]" office:value-type="date" office:date-value="2009-07-31">
            <text:p>Friday, July 31, 2009</text:p>
          </table:table-cell>
          <table:table-cell table:style-name="ce75" table:formula="of:=[.B11]" office:value-type="date" office:date-value="2009-08-31">
            <text:p>Monday, August 31, 2009</text:p>
          </table:table-cell>
          <table:table-cell table:style-name="ce82" table:formula="of:=['file:///C:/Users/Antony/diy/GB%20Accounts/GB%20Accounts%202010/GB%20Accounts%20Company%202010-02-28%20(Feb10)%20OpenOffice/Sales.ods'#$Jul09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Jul09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Jul09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Jul09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Jul09.$G$4]&gt;0;['file:///C:/Users/Antony/diy/GB%20Accounts/GB%20Accounts%202010/GB%20Accounts%20Company%202010-02-28%20(Feb10)%20OpenOffice/Sales.ods'#$Jul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18]" office:value-type="date" office:date-value="2009-08-31">
            <text:p>Monday, August 31, 2009</text:p>
          </table:table-cell>
          <table:table-cell table:style-name="ce75" table:formula="of:=[.B12]" office:value-type="date" office:date-value="2009-09-30">
            <text:p>Wednesday, September 30, 2009</text:p>
          </table:table-cell>
          <table:table-cell table:style-name="ce82" table:formula="of:=['file:///C:/Users/Antony/diy/GB%20Accounts/GB%20Accounts%202010/GB%20Accounts%20Company%202010-02-28%20(Feb10)%20OpenOffice/Sales.ods'#$Aug09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Aug09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Aug09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Aug09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Aug09.$G$4]&gt;0;['file:///C:/Users/Antony/diy/GB%20Accounts/GB%20Accounts%202010/GB%20Accounts%20Company%202010-02-28%20(Feb10)%20OpenOffice/Sales.ods'#$Aug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20]" office:value-type="date" office:date-value="2009-09-30">
            <text:p>Wednesday, September 30, 2009</text:p>
          </table:table-cell>
          <table:table-cell table:style-name="ce75" table:formula="of:=[.B13]" office:value-type="date" office:date-value="2009-10-31">
            <text:p>Saturday, October 31, 2009</text:p>
          </table:table-cell>
          <table:table-cell table:style-name="ce82" table:formula="of:=['file:///C:/Users/Antony/diy/GB%20Accounts/GB%20Accounts%202010/GB%20Accounts%20Company%202010-02-28%20(Feb10)%20OpenOffice/Sales.ods'#$Sep09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Sep09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Sep09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Sep09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Sep09.$G$4]&gt;0;['file:///C:/Users/Antony/diy/GB%20Accounts/GB%20Accounts%202010/GB%20Accounts%20Company%202010-02-28%20(Feb10)%20OpenOffice/Sales.ods'#$Sep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22]" office:value-type="date" office:date-value="2009-10-31">
            <text:p>Saturday, October 31, 2009</text:p>
          </table:table-cell>
          <table:table-cell table:style-name="ce75" table:formula="of:=[.B14]" office:value-type="date" office:date-value="2009-11-30">
            <text:p>Monday, November 30, 2009</text:p>
          </table:table-cell>
          <table:table-cell table:style-name="ce82" table:formula="of:=['file:///C:/Users/Antony/diy/GB%20Accounts/GB%20Accounts%202010/GB%20Accounts%20Company%202010-02-28%20(Feb10)%20OpenOffice/Sales.ods'#$Oct09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Oct09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Oct09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Oct09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Oct09.$G$4]&gt;0;['file:///C:/Users/Antony/diy/GB%20Accounts/GB%20Accounts%202010/GB%20Accounts%20Company%202010-02-28%20(Feb10)%20OpenOffice/Sales.ods'#$Oct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24]" office:value-type="date" office:date-value="2009-11-30">
            <text:p>Monday, November 30, 2009</text:p>
          </table:table-cell>
          <table:table-cell table:style-name="ce75" table:formula="of:=[.B15]" office:value-type="date" office:date-value="2009-12-31">
            <text:p>Thursday, December 31, 2009</text:p>
          </table:table-cell>
          <table:table-cell table:style-name="ce82" table:formula="of:=['file:///C:/Users/Antony/diy/GB%20Accounts/GB%20Accounts%202010/GB%20Accounts%20Company%202010-02-28%20(Feb10)%20OpenOffice/Sales.ods'#$Nov09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Nov09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Nov09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Nov09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Nov09.$G$4]&gt;0;['file:///C:/Users/Antony/diy/GB%20Accounts/GB%20Accounts%202010/GB%20Accounts%20Company%202010-02-28%20(Feb10)%20OpenOffice/Sales.ods'#$Nov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26]" office:value-type="date" office:date-value="2009-12-31">
            <text:p>Thursday, December 31, 2009</text:p>
          </table:table-cell>
          <table:table-cell table:style-name="ce75" table:formula="of:=[.B16]" office:value-type="date" office:date-value="2010-01-31">
            <text:p>Sunday, January 31, 2010</text:p>
          </table:table-cell>
          <table:table-cell table:style-name="ce82" table:formula="of:=['file:///C:/Users/Antony/diy/GB%20Accounts/GB%20Accounts%202010/GB%20Accounts%20Company%202010-02-28%20(Feb10)%20OpenOffice/Sales.ods'#$Dec09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Dec09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Dec09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Dec09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Dec09.$G$4]&gt;0;['file:///C:/Users/Antony/diy/GB%20Accounts/GB%20Accounts%202010/GB%20Accounts%20Company%202010-02-28%20(Feb10)%20OpenOffice/Sales.ods'#$Dec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28]" office:value-type="date" office:date-value="2010-01-31">
            <text:p>Sunday, January 31, 2010</text:p>
          </table:table-cell>
          <table:table-cell table:style-name="ce75" table:formula="of:=[.B17]" office:value-type="date" office:date-value="2010-02-28">
            <text:p>Sunday, February 28, 2010</text:p>
          </table:table-cell>
          <table:table-cell table:style-name="ce82" table:formula="of:=['file:///C:/Users/Antony/diy/GB%20Accounts/GB%20Accounts%202010/GB%20Accounts%20Company%202010-02-28%20(Feb10)%20OpenOffice/Sales.ods'#$Jan10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Jan10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Jan10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Jan10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Jan10.$G$4]&gt;0;['file:///C:/Users/Antony/diy/GB%20Accounts/GB%20Accounts%202010/GB%20Accounts%20Company%202010-02-28%20(Feb10)%20OpenOffice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30]" office:value-type="date" office:date-value="2010-02-28">
            <text:p>Sunday, February 28, 2010</text:p>
          </table:table-cell>
          <table:table-cell table:style-name="ce75" table:formula="of:=[.B18]" office:value-type="date" office:date-value="2010-03-31">
            <text:p>Wednesday, March 31, 2010</text:p>
          </table:table-cell>
          <table:table-cell table:style-name="ce82" table:formula="of:=['file:///C:/Users/Antony/diy/GB%20Accounts/GB%20Accounts%202010/GB%20Accounts%20Company%202010-02-28%20(Feb10)%20OpenOffice/Sales.ods'#$Feb10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Sales.ods'#$Feb10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Feb10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2-28%20(Feb10)%20OpenOffice/Purchases.ods'#$Feb10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Feb10.$G$4]&gt;0;['file:///C:/Users/Antony/diy/GB%20Accounts/GB%20Accounts%202010/GB%20Accounts%20Company%202010-02-28%20(Feb10)%20OpenOffice/Sales.ods'#$Feb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32]" office:value-type="date" office:date-value="2010-03-31">
            <text:p>Wednesday, March 31, 2010</text:p>
          </table:table-cell>
          <table:table-cell table:style-name="ce75" table:formula="of:=[.B19]" office:value-type="date" office:date-value="2010-04-30">
            <text:p>Friday, April 30, 2010</text:p>
          </table:table-cell>
          <table:table-cell table:style-name="ce82" table:formula="of:=[$S0310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310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310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310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Feb10.$G$4]&gt;0;['file:///C:/Users/Antony/diy/GB%20Accounts/GB%20Accounts%202010/GB%20Accounts%20Company%202010-02-28%20(Feb10)%20OpenOffice/Sales.ods'#$Feb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2-28%20(Feb10)%20OpenOffice/Financialaccounts.ods'#$Admin.$B$34]" office:value-type="date" office:date-value="2010-04-30">
            <text:p>Friday, April 30, 2010</text:p>
          </table:table-cell>
          <table:table-cell table:style-name="ce78" table:formula="of:=['file:///C:/Users/Antony/diy/GB%20Accounts/GB%20Accounts%202010/GB%20Accounts%20Company%202010-02-28%20(Feb10)%20OpenOffice/Financialaccounts.ods'#$Admin.$B$36]" office:value-type="date" office:date-value="2010-05-31">
            <text:p>Monday, May 31, 2010</text:p>
          </table:table-cell>
          <table:table-cell table:style-name="ce82" table:formula="of:=[$S0410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410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410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410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2-28%20(Feb10)%20OpenOffice/Sales.ods'#$Feb10.$G$4]&gt;0;['file:///C:/Users/Antony/diy/GB%20Accounts/GB%20Accounts%202010/GB%20Accounts%20Company%202010-02-28%20(Feb10)%20OpenOffice/Sales.ods'#$Feb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109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09"/>
        <table:table-column table:style-name="co27" table:default-cell-style-name="ce109"/>
        <table:table-column table:style-name="co28" table:default-cell-style-name="ce113"/>
        <table:table-column table:style-name="co4" table:default-cell-style-name="ce117"/>
        <table:table-column table:style-name="co29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2-28%20(Feb10)%20OpenOffice/Sales.ods'#$Open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2-28%20(Feb10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209" table:style-name="ta7">
        <table:table-column table:style-name="co10" table:default-cell-style-name="ce104"/>
        <table:table-column table:style-name="co25" table:default-cell-style-name="ce106"/>
        <table:table-column table:style-name="co30" table:default-cell-style-name="ce109"/>
        <table:table-column table:style-name="co27" table:default-cell-style-name="ce109"/>
        <table:table-column table:style-name="co28" table:default-cell-style-name="ce113"/>
        <table:table-column table:style-name="co4" table:default-cell-style-name="ce117"/>
        <table:table-column table:style-name="co29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2-28%20(Feb10)%20OpenOffice/Sales.ods'#$Open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2-28%20(Feb10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0" table:style-name="ta7">
        <table:table-column table:style-name="co10" table:default-cell-style-name="ce104"/>
        <table:table-column table:style-name="co25" table:default-cell-style-name="ce106"/>
        <table:table-column table:style-name="co31" table:default-cell-style-name="ce109"/>
        <table:table-column table:style-name="co27" table:default-cell-style-name="ce109"/>
        <table:table-column table:style-name="co28" table:default-cell-style-name="ce113"/>
        <table:table-column table:style-name="co4" table:default-cell-style-name="ce117"/>
        <table:table-column table:style-name="co29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2-28%20(Feb10)%20OpenOffice/Sales.ods'#$Clos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2-28%20(Feb10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0" table:style-name="ta7">
        <table:table-column table:style-name="co10" table:default-cell-style-name="ce104"/>
        <table:table-column table:style-name="co25" table:default-cell-style-name="ce106"/>
        <table:table-column table:style-name="co32" table:default-cell-style-name="ce109"/>
        <table:table-column table:style-name="co27" table:default-cell-style-name="ce109"/>
        <table:table-column table:style-name="co28" table:default-cell-style-name="ce113"/>
        <table:table-column table:style-name="co4" table:default-cell-style-name="ce117"/>
        <table:table-column table:style-name="co29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2-28%20(Feb10)%20OpenOffice/Sales.ods'#$Clos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2-28%20(Feb10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109" table:style-name="ta7">
        <table:table-column table:style-name="co33" table:default-cell-style-name="ce127"/>
        <table:table-column table:style-name="co34" table:default-cell-style-name="ce129"/>
        <table:table-column table:style-name="co31" table:default-cell-style-name="ce133"/>
        <table:table-column table:style-name="co2" table:default-cell-style-name="ce138"/>
        <table:table-column table:style-name="co35" table:default-cell-style-name="ce130"/>
        <table:table-column table:style-name="co36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2-28%20(Feb10)%20OpenOffice/Purchases.ods'#$Open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09" table:style-name="ta7">
        <table:table-column table:style-name="co33" table:default-cell-style-name="ce127"/>
        <table:table-column table:style-name="co34" table:default-cell-style-name="ce129"/>
        <table:table-column table:style-name="co14" table:default-cell-style-name="ce133"/>
        <table:table-column table:style-name="co2" table:default-cell-style-name="ce138"/>
        <table:table-column table:style-name="co35" table:default-cell-style-name="ce130"/>
        <table:table-column table:style-name="co37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2-28%20(Feb10)%20OpenOffice/Purchases.ods'#$Open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0" table:style-name="ta7">
        <table:table-column table:style-name="co33" table:default-cell-style-name="ce127"/>
        <table:table-column table:style-name="co34" table:default-cell-style-name="ce129"/>
        <table:table-column table:style-name="co38" table:default-cell-style-name="ce133"/>
        <table:table-column table:style-name="co2" table:default-cell-style-name="ce138"/>
        <table:table-column table:style-name="co39" table:default-cell-style-name="ce130"/>
        <table:table-column table:style-name="co40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2-28%20(Feb10)%20OpenOffice/Purchases.ods'#$Clos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0" table:style-name="ta7">
        <table:table-column table:style-name="co33" table:default-cell-style-name="ce127"/>
        <table:table-column table:style-name="co34" table:default-cell-style-name="ce129"/>
        <table:table-column table:style-name="co14" table:default-cell-style-name="ce133"/>
        <table:table-column table:style-name="co2" table:default-cell-style-name="ce138"/>
        <table:table-column table:style-name="co39" table:default-cell-style-name="ce130"/>
        <table:table-column table:style-name="co41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2-28%20(Feb10)%20OpenOffice/Purchases.ods'#$Clos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0/GB%20Accounts%20Company%202010-02-28%20(Feb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3">
          <table:table-cell table:number-columns-repeated="2"/>
        </table:table-row>
        <table:table-row>
          <table:table-cell/>
          <table:table-cell table:style-name="ce1" office:value-type="float" office:value="39844">
            <text:p>3984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872">
            <text:p>3987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03">
            <text:p>3990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33">
            <text:p>399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64">
            <text:p>399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94">
            <text:p>399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25">
            <text:p>400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56">
            <text:p>4005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86">
            <text:p>400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17">
            <text:p>401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47">
            <text:p>401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329">
            <text:p>40329</text:p>
          </table:table-cell>
        </table:table-row>
      </table:table>
      <table:table table:name="'file:///C:/Users/Antony/diy/GB%20Accounts/GB%20Accounts%202010/GB%20Accounts%20Company%202010-02-28%20(Feb10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5">
            <text:p>15</text:p>
          </table:table-cell>
        </table:table-row>
      </table:table>
      <table:table table:name="'file:///C:/Users/Antony/diy/GB%20Accounts/GB%20Accounts%202010/GB%20Accounts%20Company%202010-02-28%20(Feb10)%20OpenOffice/Sales.ods'#Mar09" table:print="false" table:style-name="ta_extref">
        <table:table-source xlink:type="simple" xlink:href="../Sales.ods" table:table-name="Ma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Apr09" table:print="false" table:style-name="ta_extref">
        <table:table-source xlink:type="simple" xlink:href="../Sales.ods" table:table-name="Ap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May09" table:print="false" table:style-name="ta_extref">
        <table:table-source xlink:type="simple" xlink:href="../Sales.ods" table:table-name="May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Jun09" table:print="false" table:style-name="ta_extref">
        <table:table-source xlink:type="simple" xlink:href="../Sales.ods" table:table-name="Jun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Jul09" table:print="false" table:style-name="ta_extref">
        <table:table-source xlink:type="simple" xlink:href="../Sales.ods" table:table-name="Jul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Aug09" table:print="false" table:style-name="ta_extref">
        <table:table-source xlink:type="simple" xlink:href="../Sales.ods" table:table-name="Aug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Sep09" table:print="false" table:style-name="ta_extref">
        <table:table-source xlink:type="simple" xlink:href="../Sales.ods" table:table-name="Sep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Oct09" table:print="false" table:style-name="ta_extref">
        <table:table-source xlink:type="simple" xlink:href="../Sales.ods" table:table-name="Oct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Nov09" table:print="false" table:style-name="ta_extref">
        <table:table-source xlink:type="simple" xlink:href="../Sales.ods" table:table-name="Nov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Dec09" table:print="false" table:style-name="ta_extref">
        <table:table-source xlink:type="simple" xlink:href="../Sales.ods" table:table-name="Dec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Jan10" table:print="false" table:style-name="ta_extref">
        <table:table-source xlink:type="simple" xlink:href="../Sales.ods" table:table-name="Ja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Feb10" table:print="false" table:style-name="ta_extref">
        <table:table-source xlink:type="simple" xlink:href="../Sales.ods" table:table-name="Feb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10/GB%20Accounts%20Company%202010-02-28%20(Feb10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5">
            <text:p>15</text:p>
          </table:table-cell>
        </table:table-row>
      </table:table>
      <table:table table:name="'file:///C:/Users/Antony/diy/GB%20Accounts/GB%20Accounts%202010/GB%20Accounts%20Company%202010-02-28%20(Feb10)%20OpenOffice/Purchases.ods'#Mar09" table:print="false" table:style-name="ta_extref">
        <table:table-source xlink:type="simple" xlink:href="../Purchases.ods" table:table-name="Ma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Apr09" table:print="false" table:style-name="ta_extref">
        <table:table-source xlink:type="simple" xlink:href="../Purchases.ods" table:table-name="Ap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May09" table:print="false" table:style-name="ta_extref">
        <table:table-source xlink:type="simple" xlink:href="../Purchases.ods" table:table-name="May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Jun09" table:print="false" table:style-name="ta_extref">
        <table:table-source xlink:type="simple" xlink:href="../Purchases.ods" table:table-name="Jun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Jul09" table:print="false" table:style-name="ta_extref">
        <table:table-source xlink:type="simple" xlink:href="../Purchases.ods" table:table-name="Jul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Aug09" table:print="false" table:style-name="ta_extref">
        <table:table-source xlink:type="simple" xlink:href="../Purchases.ods" table:table-name="Aug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Sep09" table:print="false" table:style-name="ta_extref">
        <table:table-source xlink:type="simple" xlink:href="../Purchases.ods" table:table-name="Sep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Oct09" table:print="false" table:style-name="ta_extref">
        <table:table-source xlink:type="simple" xlink:href="../Purchases.ods" table:table-name="Oct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Nov09" table:print="false" table:style-name="ta_extref">
        <table:table-source xlink:type="simple" xlink:href="../Purchases.ods" table:table-name="Nov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Dec09" table:print="false" table:style-name="ta_extref">
        <table:table-source xlink:type="simple" xlink:href="../Purchases.ods" table:table-name="Dec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Jan10" table:print="false" table:style-name="ta_extref">
        <table:table-source xlink:type="simple" xlink:href="../Purchases.ods" table:table-name="Ja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Feb10" table:print="false" table:style-name="ta_extref">
        <table:table-source xlink:type="simple" xlink:href="../Purchases.ods" table:table-name="Feb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/02/2011</text:date>, <text:time>19:0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2-22">22/02/2011</text:date> <text:s/><text:time>19:05:5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2-22">22/02/2011</text:date> <text:s/><text:time>19:05:5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2-22">22/02/2011</text:date> <text:s/><text:time>19:05:5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2-22">22/02/2011</text:date> <text:s/><text:time>19:05:5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2-22">22/02/2011</text:date> <text:s/><text:time>19:05:5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2-22">22/02/2011</text:date> <text:s/><text:time>19:05:5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2-22T19:05:57.34</dc:date>
    <meta:print-date>2007-02-10T23:38:25Z</meta:print-date>
    <meta:editing-duration>PT4M8S</meta:editing-duration>
    <meta:editing-cycles>1</meta:editing-cycles>
    <meta:document-statistic meta:table-count="14" meta:cell-count="5266" meta:object-count="0"/>
  </office:meta>
</office:document-meta>
</file>